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dddddd" draw:textarea-horizontal-align="justify" draw:textarea-vertical-align="middle" draw:auto-grow-height="false" fo:min-height="0.66cm" fo:min-width="1.95cm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787cm" svg:height="0.842cm" draw:transform="rotate (-3.14159265358979) translate (10.597cm 3.025cm)" svg:viewBox="0 0 788 843" svg:d="M0 843c843 0 787-843 787-843">
          <text:p/>
        </draw:path>
        <draw:path draw:style-name="gr1" draw:text-style-name="P1" draw:layer="layout" svg:width="0.787cm" svg:height="0.842cm" draw:transform="rotate (-3.14159265358979) translate (3.97677022450042cm 3.036cm)" svg:viewBox="0 0 788 843" svg:d="M788 843c-843 0-787-843-787-843">
          <text:p/>
        </draw:path>
        <draw:path draw:style-name="gr1" draw:text-style-name="P1" draw:layer="layout" svg:width="0.791cm" svg:height="0.834cm" svg:x="9.018cm" svg:y="3.625cm" svg:viewBox="0 0 792 835" svg:d="M0 835c847 0 791-835 791-835">
          <text:p/>
        </draw:path>
        <draw:path draw:style-name="gr1" draw:text-style-name="P1" draw:layer="layout" svg:width="0.787cm" svg:height="0.842cm" svg:x="3.967cm" svg:y="3.615cm" svg:viewBox="0 0 788 843" svg:d="M788 843c-843 0-787-843-787-843">
          <text:p/>
        </draw:path>
        <draw:line draw:style-name="gr1" draw:text-style-name="P1" draw:layer="layout" svg:x1="3.983cm" svg:y1="2.985cm" svg:x2="3.971cm" svg:y2="3.666cm">
          <text:p/>
        </draw:line>
        <draw:line draw:style-name="gr1" draw:text-style-name="P1" draw:layer="layout" svg:x1="9.81cm" svg:y1="2.994cm" svg:x2="9.804cm" svg:y2="3.678cm">
          <text:p/>
        </draw:line>
        <draw:line draw:style-name="gr1" draw:text-style-name="P1" draw:layer="layout" svg:x1="4.711cm" svg:y1="4.46cm" svg:x2="9.057cm" svg:y2="4.46cm">
          <text:p/>
        </draw:line>
        <draw:custom-shape draw:style-name="gr2" draw:text-style-name="P2" draw:layer="layout" svg:width="2.45cm" svg:height="0.91cm" svg:x="5.013cm" svg:y="1.86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282cm" svg:y1="2.14cm" svg:x2="4.999cm" svg:y2="2.14cm">
          <text:p/>
        </draw:line>
        <draw:line draw:style-name="gr3" draw:text-style-name="P1" draw:layer="layout" svg:x1="7.483cm" svg:y1="2.14cm" svg:x2="10.583cm" svg:y2="2.131cm">
          <text:p/>
        </draw:line>
        <draw:frame draw:style-name="gr4" draw:text-style-name="P3" draw:layer="layout" svg:width="1.535cm" svg:height="0.721cm" svg:x="7.47cm" svg:y="3.279cm">
          <draw:text-box>
            <text:p><text:span text:style-name="T1">water</text:span></text:p>
          </draw:text-box>
        </draw:frame>
        <draw:frame draw:style-name="gr4" draw:text-style-name="P3" draw:layer="layout" svg:width="1.04cm" svg:height="0.721cm" svg:x="5.771cm" svg:y="1.98cm">
          <draw:text-box>
            <text:p><text:span text:style-name="T1">i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1T06:11:25.426934000</meta:creation-date>
    <dc:date>2018-07-01T06:25:55.761625000</dc:date>
    <meta:editing-duration>PT14M32S</meta:editing-duration>
    <meta:editing-cycles>1</meta:editing-cycles>
    <meta:document-statistic meta:object-count="12"/>
    <meta:generator>LibreOffice/4.4.2.2$MacOSX_X86_64 LibreOffice_project/c4c7d32d0d49397cad38d62472b0bc8acff48dd6</meta:generator>
  </office:meta>
</office:document-meta>
</file>